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000" draw:textarea-horizontal-align="justify" draw:textarea-vertical-align="middle" draw:auto-grow-height="false" fo:min-height="1.75cm" fo:min-width="1.75cm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.75cm" fo:min-width="1.75cm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0.75cm" fo:min-width="1.75cm"/>
      <style:paragraph-properties style:writing-mode="lr-tb"/>
    </style:style>
    <style:style style:name="gr4" style:family="graphic" style:parent-style-name="objectwithoutfill">
      <style:graphic-properties draw:fill="none" draw:fill-color="#afd095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5cm" fo:min-width="1.7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fill-color="#afd095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3cm" fo:min-width="2.25cm" draw:shadow-opacity="50%"/>
    </style:style>
    <style:style style:name="gr8" style:family="graphic" style:parent-style-name="objectwithoutfill">
      <style:graphic-properties draw:marker-end="Arrowheads_20_3" draw:marker-end-width="0.3cm" draw:fill="none" draw:fill-color="#afd095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fill-color="#afd095" draw:textarea-vertical-align="middle"/>
    </style:style>
    <style:style style:name="gr10" style:family="graphic" style:parent-style-name="standard">
      <style:graphic-properties draw:fill-color="#ffd428" draw:textarea-horizontal-align="justify" draw:textarea-vertical-align="middle" draw:auto-grow-height="false" fo:min-height="2.75cm" fo:min-width="4.5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fill-color="#afd095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fill-color="#afd095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fill-color="#afd095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fill-color="#afd095" draw:textarea-vertical-align="middle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0.75cm" fo:min-width="3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8" style:family="graphic" style:parent-style-name="standard">
      <style:graphic-properties draw:fill-color="#e8a202" draw:textarea-horizontal-align="justify" draw:textarea-vertical-align="middle" draw:auto-grow-height="false" fo:min-height="2.75cm" fo:min-width="4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20" style:family="graphic" style:parent-style-name="standard">
      <style:graphic-properties draw:fill="solid" draw:fill-color="#eeeeee" draw:textarea-horizontal-align="justify" draw:textarea-vertical-align="middle" draw:auto-grow-height="false" fo:min-height="1.5cm" fo:min-width="4.25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4.2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23" style:family="graphic" style:parent-style-name="objectwithoutfill">
      <style:graphic-properties draw:marker-end="Arrowheads_20_9" draw:marker-end-width="0.3cm" draw:fill="none" draw:textarea-vertical-align="middle"/>
    </style:style>
    <style:style style:name="gr24" style:family="graphic" style:parent-style-name="standard">
      <style:graphic-properties draw:fill="solid" draw:fill-color="#b4c7dc" draw:textarea-horizontal-align="justify" draw:textarea-vertical-align="middle" draw:auto-grow-height="false" fo:min-height="1.5cm" fo:min-width="4.25cm"/>
      <style:paragraph-properties style:writing-mode="lr-tb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objectwithoutfill">
      <style:graphic-properties draw:marker-end="Arrowheads_20_12" draw:marker-end-width="0.3cm" draw:fill="none" draw:textarea-vertical-align="middle"/>
    </style:style>
    <style:style style:name="gr28" style:family="graphic" style:parent-style-name="objectwithoutfill">
      <style:graphic-properties draw:marker-end="Arrowheads_20_13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552cm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draw:marker-end="Arrowheads_20_15" draw:marker-end-width="0.3cm" draw:fill="none" draw:textarea-vertical-align="middle"/>
    </style:style>
    <style:style style:name="gr33" style:family="graphic" style:parent-style-name="objectwithoutfill">
      <style:graphic-properties draw:marker-end="Arrowheads_20_16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6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4000"/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="none" draw:fill-color="#afd095"/>
      <style:paragraph-properties fo:text-align="center"/>
    </style:style>
    <style:style style:name="P6" style:family="paragraph">
      <style:paragraph-properties fo:text-align="center" style:writing-mode="lr-tb"/>
      <style:text-properties fo:font-size="11pt"/>
    </style:style>
    <style:style style:name="P7" style:family="paragraph">
      <loext:graphic-properties draw:fill-color="#eeeeee"/>
      <style:paragraph-properties fo:text-align="center" style:writing-mode="lr-tb"/>
      <style:text-properties fo:font-size="11pt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-color="#eeeeee"/>
      <style:paragraph-properties fo:text-align="center" style:writing-mode="lr-tb"/>
      <style:text-properties fo:font-size="1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afd095"/>
      <style:paragraph-properties fo:text-align="center" style:writing-mode="lr-tb"/>
    </style:style>
    <style:style style:name="P13" style:family="paragraph">
      <loext:graphic-properties draw:fill="none" draw:fill-color="#ffffff" draw:opacity="50%"/>
      <style:paragraph-properties fo:text-align="center"/>
    </style:style>
    <style:style style:name="P14" style:family="paragraph">
      <loext:graphic-properties draw:fill="none" draw:fill-color="#afd095"/>
      <style:paragraph-properties fo:text-align="center" style:writing-mode="lr-tb"/>
      <style:text-properties fo:font-size="12pt"/>
    </style:style>
    <style:style style:name="P15" style:family="paragraph">
      <style:paragraph-properties fo:text-align="center" style:writing-mode="lr-tb"/>
      <style:text-properties fo:font-size="16pt"/>
    </style:style>
    <style:style style:name="P16" style:family="paragraph">
      <loext:graphic-properties draw:fill-color="#ffd428"/>
      <style:paragraph-properties fo:text-align="center" style:writing-mode="lr-tb"/>
      <style:text-properties fo:font-size="16pt"/>
    </style:style>
    <style:style style:name="P17" style:family="paragraph">
      <loext:graphic-properties draw:fill-color="#afd095"/>
      <style:paragraph-properties fo:text-align="center" style:writing-mode="lr-tb"/>
      <style:text-properties fo:font-size="16pt"/>
    </style:style>
    <style:style style:name="P18" style:family="paragraph">
      <loext:graphic-properties draw:fill="none" draw:fill-color="#ffffff"/>
      <style:paragraph-properties style:writing-mode="lr-tb"/>
      <style:text-properties fo:font-size="16pt"/>
    </style:style>
    <style:style style:name="P19" style:family="paragraph">
      <loext:graphic-properties draw:fill-color="#e8a202"/>
      <style:paragraph-properties fo:text-align="center" style:writing-mode="lr-tb"/>
      <style:text-properties fo:font-size="16pt"/>
    </style:style>
    <style:style style:name="P20" style:family="paragraph">
      <loext:graphic-properties draw:fill="solid" draw:fill-color="#eeeeee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b4c7dc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/>
    </style:style>
    <style:style style:name="T2" style:family="text">
      <style:text-properties fo:font-size="12pt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2cm" svg:x="8.75cm" svg:y="11.75cm">
          <text:p text:style-name="P1">CPU 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5cm" svg:height="2cm" svg:x="11.5cm" svg:y="11.75cm">
          <text:p text:style-name="P1">CPU 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5cm" svg:height="2cm" svg:x="3.25cm" svg:y="11.75cm">
          <text:p text:style-name="P1">CPU 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5cm" svg:height="2cm" svg:x="6cm" svg:y="11.75cm">
          <text:p text:style-name="P1">CPU C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5cm" svg:height="2cm" svg:x="3.25cm" svg:y="9.25cm">
          <text:p text:style-name="P1">OS thre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5cm" svg:height="2cm" svg:x="6cm" svg:y="9.25cm">
          <text:p text:style-name="P1">OS thre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5cm" svg:height="2cm" svg:x="8.75cm" svg:y="9.25cm">
          <text:p text:style-name="P1">OS thre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5cm" svg:height="2cm" svg:x="11.5cm" svg:y="9.25cm">
          <text:p text:style-name="P1">OS thread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25cm" svg:height="2cm" svg:x="16.25cm" svg:y="9.25cm">
          <text:p text:style-name="P1">New OS threa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5cm" svg:height="1cm" svg:x="6cm" svg:y="6.25cm">
          <text:p text:style-name="P1">TICK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5cm" svg:height="1cm" svg:x="3.25cm" svg:y="7.25cm">
          <text:p text:style-name="P1">tock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5cm" svg:y1="3.5cm" svg:x2="5.5cm" svg:y2="13.75cm">
          <text:p/>
        </draw:line>
        <draw:line draw:style-name="gr4" draw:text-style-name="P5" draw:layer="layout" svg:x1="8.25cm" svg:y1="3.5cm" svg:x2="8.25cm" svg:y2="13.75cm">
          <text:p/>
        </draw:line>
        <draw:custom-shape draw:style-name="gr5" draw:text-style-name="P7" draw:layer="layout" svg:width="2.25cm" svg:height="1cm" svg:x="3.25cm" svg:y="4.25cm">
          <text:p text:style-name="P6"><text:span text:style-name="T1">goroutin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2.25cm" svg:height="1cm" svg:x="8.75cm" svg:y="7.25cm">
          <text:p text:style-name="P1">..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cm" svg:y1="3.5cm" svg:x2="11cm" svg:y2="13.75cm">
          <text:p/>
        </draw:line>
        <draw:line draw:style-name="gr4" draw:text-style-name="P5" draw:layer="layout" svg:x1="13.75cm" svg:y1="3.5cm" svg:x2="13.75cm" svg:y2="13.75cm">
          <text:p/>
        </draw:line>
        <draw:line draw:style-name="gr4" draw:text-style-name="P5" draw:layer="layout" svg:x1="18.5cm" svg:y1="3.5cm" svg:x2="18.5cm" svg:y2="13.75cm">
          <text:p/>
        </draw:line>
        <draw:custom-shape draw:style-name="gr5" draw:text-style-name="P8" draw:layer="layout" svg:width="2.25cm" svg:height="1cm" svg:x="11.5cm" svg:y="6.2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5cm" svg:height="1cm" svg:x="11.5cm" svg:y="5.2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5cm" svg:height="1cm" svg:x="11.5cm" svg:y="4.2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25cm" svg:height="1cm" svg:x="11.5cm" svg:y="7.25cm">
          <text:p text:style-name="P9"><text:span text:style-name="T2">Blocked on IO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draw:type="curve" draw:line-skew="-4.562cm" svg:x1="7.125cm" svg:y1="4.25cm" svg:x2="9.875cm" svg:y2="7.25cm" draw:end-shape="id1" draw:end-glue-point="0" svg:d="M7125 4250c0-4968 2750-6468 2750 3000" svg:viewBox="0 0 2751 6929">
          <text:p text:style-name="P11">Stealing goroutines</text:p>
        </draw:connector>
        <draw:custom-shape draw:style-name="gr7" draw:text-style-name="P13" xml:id="id2" draw:id="id2" draw:layer="layout" svg:width="2.75cm" svg:height="3.25cm" svg:x="11.25cm" svg:y="4cm">
          <text:p/>
          <draw:enhanced-geometry svg:viewBox="0 0 21600 21600" draw:type="rectangle" draw:enhanced-path="M 0 0 L 21600 0 21600 21600 0 21600 0 0 Z N"/>
        </draw:custom-shape>
        <draw:connector draw:style-name="gr8" draw:text-style-name="P14" draw:layer="layout" draw:type="curve" svg:x1="14cm" svg:y1="5.625cm" svg:x2="17.375cm" svg:y2="9.25cm" draw:start-shape="id2" draw:start-glue-point="1" draw:end-shape="id3" draw:end-glue-point="0" svg:d="M14000 5625c2250 0 3375 1208 3375 3625" svg:viewBox="0 0 3376 3626">
          <text:p text:style-name="P11"><text:span text:style-name="T2">Goroutin</text:span><text:span text:style-name="T2">es </text:span></text:p>
          <text:p text:style-name="P11"><text:span text:style-name="T2">transferr</text:span><text:span text:style-name="T2">ed to </text:span></text:p>
          <text:p text:style-name="P11"><text:span text:style-name="T2">unblocke</text:span><text:span text:style-name="T2">d </text:span></text:p>
          <text:p text:style-name="P11"><text:span text:style-name="T2">thread</text:span></text:p>
        </draw:connector>
        <draw:custom-shape draw:style-name="gr5" draw:text-style-name="P7" draw:layer="layout" svg:width="2.25cm" svg:height="1cm" svg:x="3.25cm" svg:y="5.25cm">
          <text:p text:style-name="P6"><text:span text:style-name="T1">gorouti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25cm" svg:height="1cm" svg:x="6cm" svg:y="4.25cm">
          <text:p text:style-name="P6"><text:span text:style-name="T1">gorouti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25cm" svg:height="1cm" svg:x="3.25cm" svg:y="6.25cm">
          <text:p text:style-name="P6"><text:span text:style-name="T1">gorouti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25cm" svg:height="1cm" svg:x="6cm" svg:y="5.25cm">
          <text:p text:style-name="P6"><text:span text:style-name="T1">gorouti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25cm" svg:height="1cm" svg:x="6cm" svg:y="7.25cm">
          <text:p text:style-name="P6"><text:span text:style-name="T1">gorouti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9" draw:text-style-name="P5" draw:layer="layout" svg:x1="4.75cm" svg:y1="5cm" svg:x2="4.5cm" svg:y2="21cm">
          <text:p/>
        </draw:line>
        <draw:line draw:style-name="gr9" draw:text-style-name="P5" draw:layer="layout" svg:x1="16.5cm" svg:y1="5.2cm" svg:x2="16.5cm" svg:y2="21cm">
          <text:p/>
        </draw:line>
        <draw:custom-shape draw:style-name="gr10" draw:text-style-name="P16" draw:layer="layout" svg:width="5cm" svg:height="3cm" svg:x="8cm" svg:y="7.5cm">
          <text:p text:style-name="P15"><text:span text:style-name="T3">Channel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4.75cm" svg:y1="8cm" svg:x2="8cm" svg:y2="8cm">
          <text:p/>
        </draw:line>
        <draw:line draw:style-name="gr12" draw:text-style-name="P5" draw:layer="layout" svg:x1="13cm" svg:y1="8cm" svg:x2="16.5cm" svg:y2="8cm">
          <text:p/>
        </draw:line>
        <draw:line draw:style-name="gr13" draw:text-style-name="P5" draw:layer="layout" svg:x1="16.5cm" svg:y1="10cm" svg:x2="13cm" svg:y2="10cm">
          <text:p/>
        </draw:line>
        <draw:line draw:style-name="gr14" draw:text-style-name="P5" draw:layer="layout" svg:x1="8cm" svg:y1="10cm" svg:x2="4.75cm" svg:y2="10cm">
          <text:p/>
        </draw:line>
        <draw:custom-shape draw:style-name="gr15" draw:text-style-name="P17" draw:layer="layout" svg:width="3.75cm" svg:height="1cm" svg:x="3cm" svg:y="4.25cm">
          <text:p text:style-name="P15"><text:span text:style-name="T3">Goroutine A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75cm" svg:height="1cm" svg:x="14.75cm" svg:y="4.25cm">
          <text:p text:style-name="P15"><text:span text:style-name="T3">Goroutine B</text:span></text:p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7.5cm" svg:height="1.75cm" svg:x="6.5cm" svg:y="5.75cm">
          <draw:text-box>
            <text:p><text:span text:style-name="T3">A </text:span><text:span text:style-name="T3">blocks </text:span><text:span text:style-name="T3">till B </text:span><text:span text:style-name="T3">can </text:span><text:span text:style-name="T3">receiv</text:span><text:span text:style-name="T3">e</text:span></text:p>
            <text:p><text:span text:style-name="T3">(Unbuf</text:span><text:span text:style-name="T3">fered)</text:span></text:p>
          </draw:text-box>
        </draw:frame>
        <draw:frame draw:style-name="gr17" draw:text-style-name="P18" draw:layer="layout" svg:width="8.25cm" svg:height="1.25cm" svg:x="6.5cm" svg:y="11cm">
          <draw:text-box>
            <text:p><text:span text:style-name="T3">Chann</text:span><text:span text:style-name="T3">els </text:span><text:span text:style-name="T3">can be </text:span><text:span text:style-name="T3">Bi-</text:span><text:span text:style-name="T3">Directi</text:span><text:span text:style-name="T3">onal</text:span></text:p>
          </draw:text-box>
        </draw:frame>
        <draw:custom-shape draw:style-name="gr18" draw:text-style-name="P19" draw:layer="layout" svg:width="5cm" svg:height="3cm" svg:x="8cm" svg:y="15.25cm">
          <text:p text:style-name="P15"><text:span text:style-name="T3">Buffer</text:span><text:span text:style-name="T3">ed</text:span></text:p>
          <text:p text:style-name="P15"><text:span text:style-name="T3">Chann</text:span><text:span text:style-name="T3">el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1" draw:layer="layout" svg:width="0.75cm" svg:height="0.5cm" svg:x="9.375cm" svg:y="15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75cm" svg:height="0.5cm" svg:x="10.125cm" svg:y="15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75cm" svg:height="0.5cm" svg:x="10.875cm" svg:y="15.5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5" draw:layer="layout" svg:x1="4.75cm" svg:y1="15.75cm" svg:x2="8cm" svg:y2="15.75cm">
          <text:p/>
        </draw:line>
        <draw:line draw:style-name="gr12" draw:text-style-name="P5" draw:layer="layout" svg:x1="13cm" svg:y1="18.25cm" svg:x2="16.5cm" svg:y2="18.25cm">
          <text:p/>
        </draw:line>
        <draw:line draw:style-name="gr14" draw:text-style-name="P5" draw:layer="layout" svg:x1="8cm" svg:y1="16cm" svg:x2="4.75cm" svg:y2="16cm">
          <text:p/>
        </draw:line>
      </draw:page>
      <draw:page draw:name="page3" draw:style-name="dp1" draw:master-page-name="Default">
        <draw:custom-shape draw:style-name="gr20" draw:text-style-name="P20" xml:id="id7" draw:id="id7" draw:layer="layout" svg:width="4.75cm" svg:height="1.75cm" svg:x="3.25cm" svg:y="8.25cm">
          <text:p text:style-name="P1"><text:s/>Worker</text:p>
          <draw:enhanced-geometry svg:viewBox="0 0 21600 21600" draw:type="rectangle" draw:enhanced-path="M 0 0 L 21600 0 21600 21600 0 21600 0 0 Z N"/>
        </draw:custom-shape>
        <draw:custom-shape draw:style-name="gr21" draw:text-style-name="P21" xml:id="id5" draw:id="id5" draw:layer="layout" svg:width="4.75cm" svg:height="1.75cm" svg:x="8.25cm" svg:y="17cm">
          <text:p text:style-name="P1">Printer</text:p>
          <draw:enhanced-geometry svg:viewBox="0 0 21600 21600" draw:type="rectangle" draw:enhanced-path="M 0 0 L 21600 0 21600 21600 0 21600 0 0 Z N"/>
        </draw:custom-shape>
        <draw:custom-shape draw:style-name="gr22" draw:text-style-name="P22" xml:id="id4" draw:id="id4" draw:layer="layout" svg:width="2.75cm" svg:height="1cm" svg:x="9.5cm" svg:y="14.25cm">
          <text:p text:style-name="P9"><text:span text:style-name="T2">HashedFi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xml:id="id12" draw:id="id12" draw:layer="layout" svg:width="2.75cm" svg:height="1cm" svg:x="9.5cm" svg:y="12.25cm">
          <text:p text:style-name="P9"><text:span text:style-name="T2">HashedFi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75cm" svg:height="1cm" svg:x="9.5cm" svg:y="13.25cm">
          <text:p text:style-name="P9"><text:span text:style-name="T2">HashedFile</text:span></text:p>
          <draw:enhanced-geometry svg:viewBox="0 0 21600 21600" draw:type="rectangle" draw:enhanced-path="M 0 0 L 21600 0 21600 21600 0 21600 0 0 Z N"/>
        </draw:custom-shape>
        <draw:connector draw:style-name="gr23" draw:text-style-name="P23" draw:layer="layout" draw:type="lines" svg:x1="10.875cm" svg:y1="15.25cm" svg:x2="10.625cm" svg:y2="17cm" draw:start-shape="id4" draw:start-glue-point="2" draw:end-shape="id5" draw:end-glue-point="0" svg:d="M10875 15250v501l-250 748v501" svg:viewBox="0 0 251 1751">
          <text:p/>
        </draw:connector>
        <draw:custom-shape draw:style-name="gr20" draw:text-style-name="P20" xml:id="id8" draw:id="id8" draw:layer="layout" svg:width="4.75cm" svg:height="1.75cm" svg:x="8.5cm" svg:y="8.25cm">
          <text:p text:style-name="P1"><text:s/>Worker</text:p>
          <draw:enhanced-geometry svg:viewBox="0 0 21600 21600" draw:type="rectangle" draw:enhanced-path="M 0 0 L 21600 0 21600 21600 0 21600 0 0 Z N"/>
        </draw:custom-shape>
        <draw:custom-shape draw:style-name="gr20" draw:text-style-name="P20" xml:id="id9" draw:id="id9" draw:layer="layout" svg:width="4.75cm" svg:height="1.75cm" svg:x="13.5cm" svg:y="8.25cm">
          <text:p text:style-name="P1"><text:s/>Worker</text:p>
          <draw:enhanced-geometry svg:viewBox="0 0 21600 21600" draw:type="rectangle" draw:enhanced-path="M 0 0 L 21600 0 21600 21600 0 21600 0 0 Z N"/>
        </draw:custom-shape>
        <draw:custom-shape draw:style-name="gr24" draw:text-style-name="P24" xml:id="id10" draw:id="id10" draw:layer="layout" svg:width="4.75cm" svg:height="1.75cm" svg:x="2.75cm" svg:y="1.5cm">
          <text:p text:style-name="P1"><text:s/>Directory Walker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75cm" svg:height="1cm" svg:x="9cm" svg:y="4.25cm">
          <text:p text:style-name="P9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xml:id="id6" draw:id="id6" draw:layer="layout" svg:width="2.75cm" svg:height="1cm" svg:x="9cm" svg:y="5.25cm">
          <text:p text:style-name="P9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xml:id="id11" draw:id="id11" draw:layer="layout" svg:width="2.75cm" svg:height="1cm" svg:x="9cm" svg:y="3.25cm">
          <text:p text:style-name="P9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3" draw:layer="layout" draw:type="lines" svg:x1="9cm" svg:y1="5.75cm" svg:x2="5.625cm" svg:y2="8.25cm" draw:start-shape="id6" draw:start-glue-point="3" draw:end-shape="id7" draw:end-glue-point="0" svg:d="M9000 5750h-501l-2874 1999v501" svg:viewBox="0 0 3376 2501">
          <text:p/>
        </draw:connector>
        <draw:connector draw:style-name="gr26" draw:text-style-name="P23" draw:layer="layout" draw:type="lines" svg:x1="10.375cm" svg:y1="6.25cm" svg:x2="10.875cm" svg:y2="8.25cm" draw:start-shape="id6" draw:start-glue-point="2" draw:end-shape="id8" draw:end-glue-point="0" svg:d="M10375 6250v501l500 998v501" svg:viewBox="0 0 501 2001">
          <text:p/>
        </draw:connector>
        <draw:connector draw:style-name="gr27" draw:text-style-name="P23" draw:layer="layout" draw:type="lines" svg:x1="11.75cm" svg:y1="5.75cm" svg:x2="15.875cm" svg:y2="8.25cm" draw:start-shape="id6" draw:start-glue-point="1" draw:end-shape="id9" draw:end-glue-point="0" svg:d="M11750 5750h501l3624 1999v501" svg:viewBox="0 0 4126 2501">
          <text:p/>
        </draw:connector>
        <draw:connector draw:style-name="gr28" draw:text-style-name="P23" draw:layer="layout" draw:type="lines" svg:x1="7.5cm" svg:y1="2.375cm" svg:x2="10.375cm" svg:y2="3.25cm" draw:start-shape="id10" draw:start-glue-point="1" draw:end-shape="id11" draw:end-glue-point="0" svg:d="M7500 2375h501l2374 374v501" svg:viewBox="0 0 2876 876">
          <text:p/>
        </draw:connector>
        <draw:frame draw:style-name="gr29" draw:text-style-name="P25" draw:layer="layout" svg:width="5.235cm" svg:height="0.878cm" svg:x="12.5cm" svg:y="4.75cm">
          <draw:text-box>
            <text:p>New Files Channel</text:p>
          </draw:text-box>
        </draw:frame>
        <draw:frame draw:style-name="gr30" draw:text-style-name="P25" draw:layer="layout" svg:width="6.052cm" svg:height="0.878cm" svg:x="13cm" svg:y="13.872cm">
          <draw:text-box>
            <text:p>Hashed Files Channel</text:p>
          </draw:text-box>
        </draw:frame>
        <draw:connector draw:style-name="gr31" draw:text-style-name="P23" draw:layer="layout" draw:type="lines" svg:x1="5.625cm" svg:y1="10cm" svg:x2="10.875cm" svg:y2="12.25cm" draw:start-shape="id7" draw:start-glue-point="2" draw:end-shape="id12" draw:end-glue-point="0" svg:d="M5625 10000v501l5250 1248v501" svg:viewBox="0 0 5251 2251">
          <text:p/>
        </draw:connector>
        <draw:connector draw:style-name="gr32" draw:text-style-name="P23" draw:layer="layout" draw:type="lines" svg:x1="10.875cm" svg:y1="10cm" svg:x2="10.875cm" svg:y2="12.25cm" draw:start-shape="id8" draw:start-glue-point="2" draw:end-shape="id12" draw:end-glue-point="0" svg:d="M10875 10000v501 1248 501" svg:viewBox="0 0 1 2251">
          <text:p/>
        </draw:connector>
        <draw:connector draw:style-name="gr33" draw:text-style-name="P23" draw:layer="layout" draw:type="lines" svg:x1="15.875cm" svg:y1="10cm" svg:x2="10.875cm" svg:y2="12.25cm" draw:start-shape="id9" draw:start-glue-point="2" draw:end-shape="id12" draw:end-glue-point="0" svg:d="M15875 10000v501l-5000 1248v501" svg:viewBox="0 0 5001 2251">
          <text:p/>
        </draw:connector>
        <draw:frame draw:style-name="gr34" draw:text-style-name="P25" draw:layer="layout" svg:width="10.188cm" svg:height="0.878cm" svg:x="5.75cm" svg:y="24.5cm">
          <draw:text-box>
            <text:p>CHFIND – Finding Checksums of Fil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2T20:33:06.872138709</meta:creation-date>
    <dc:date>2021-10-04T10:18:20.823697091</dc:date>
    <meta:editing-duration>PT46M49S</meta:editing-duration>
    <meta:editing-cycles>6</meta:editing-cycles>
    <meta:generator>LibreOffice/7.2.1.2$Linux_X86_64 LibreOffice_project/20$Build-2</meta:generator>
    <meta:document-statistic meta:object-count="71"/>
  </office:meta>
</office:document-meta>
</file>